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Thumbnails/thumbnail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Replacements/Object 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4263d" officeooo:paragraph-rsid="00057bb0"/>
    </style:style>
    <style:style style:name="P2" style:family="paragraph" style:parent-style-name="Standard">
      <style:text-properties officeooo:rsid="00057bb0" officeooo:paragraph-rsid="00057bb0"/>
    </style:style>
    <style:style style:name="P3" style:family="paragraph" style:parent-style-name="Standard">
      <style:text-properties officeooo:paragraph-rsid="0007e023"/>
    </style:style>
    <style:style style:name="P4" style:family="paragraph" style:parent-style-name="Standard">
      <style:text-properties officeooo:rsid="00088a17" officeooo:paragraph-rsid="00088a17"/>
    </style:style>
    <style:style style:name="P5" style:family="paragraph" style:parent-style-name="Standard">
      <style:text-properties officeooo:rsid="000980d9" officeooo:paragraph-rsid="000980d9"/>
    </style:style>
    <style:style style:name="P6" style:family="paragraph" style:parent-style-name="Standard">
      <style:text-properties officeooo:rsid="0004263d" officeooo:paragraph-rsid="0007e023"/>
    </style:style>
    <style:style style:name="P7" style:family="paragraph" style:parent-style-name="Standard">
      <style:text-properties officeooo:rsid="0004263d" officeooo:paragraph-rsid="00057bb0"/>
    </style:style>
    <style:style style:name="P8" style:family="paragraph" style:parent-style-name="Text_20_body">
      <style:text-properties officeooo:rsid="000baf32" officeooo:paragraph-rsid="000baf32"/>
    </style:style>
    <style:style style:name="P9" style:family="paragraph" style:parent-style-name="Text_20_body">
      <style:text-properties officeooo:rsid="000baf32" officeooo:paragraph-rsid="000d3db2"/>
    </style:style>
    <style:style style:name="P10" style:family="paragraph" style:parent-style-name="Text_20_body">
      <style:text-properties officeooo:rsid="000d3db2" officeooo:paragraph-rsid="000d3db2"/>
    </style:style>
    <style:style style:name="P11" style:family="paragraph" style:parent-style-name="Text_20_body">
      <style:text-properties officeooo:rsid="000d5012" officeooo:paragraph-rsid="000d5012"/>
    </style:style>
    <style:style style:name="T1" style:family="text">
      <style:text-properties officeooo:rsid="0004263d"/>
    </style:style>
    <style:style style:name="T2" style:family="text">
      <style:text-properties officeooo:rsid="00057bb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57bb0" style:font-weight-asian="bold" style:font-weight-complex="bold"/>
    </style:style>
    <style:style style:name="T5" style:family="text">
      <style:text-properties fo:font-weight="bold" officeooo:rsid="00097797" style:font-weight-asian="bold" style:font-weight-complex="bold"/>
    </style:style>
    <style:style style:name="T6" style:family="text">
      <style:text-properties fo:font-weight="bold" officeooo:rsid="000980d9" style:font-weight-asian="bold" style:font-weight-complex="bold"/>
    </style:style>
    <style:style style:name="T7" style:family="text">
      <style:text-properties fo:font-weight="bold" officeooo:rsid="00088a17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057bb0" style:font-weight-asian="normal" style:font-weight-complex="normal"/>
    </style:style>
    <style:style style:name="T10" style:family="text">
      <style:text-properties fo:font-weight="normal" officeooo:rsid="00075913" style:font-weight-asian="normal" style:font-weight-complex="normal"/>
    </style:style>
    <style:style style:name="T11" style:family="text">
      <style:text-properties fo:font-weight="normal" officeooo:rsid="00088a17" style:font-weight-asian="normal" style:font-weight-complex="normal"/>
    </style:style>
    <style:style style:name="T12" style:family="text">
      <style:text-properties fo:font-weight="normal" officeooo:rsid="000aa0a9" style:font-weight-asian="normal" style:font-weight-complex="normal"/>
    </style:style>
    <style:style style:name="T13" style:family="text">
      <style:text-properties officeooo:rsid="0007e023"/>
    </style:style>
    <style:style style:name="T14" style:family="text">
      <style:text-properties fo:font-style="normal" officeooo:rsid="0007e023" style:font-style-asian="normal" style:font-style-complex="normal"/>
    </style:style>
    <style:style style:name="T15" style:family="text">
      <style:text-properties officeooo:rsid="00097797"/>
    </style:style>
    <style:style style:name="T16" style:family="text">
      <style:text-properties officeooo:rsid="000d3db2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n 1959, <text:a xlink:type="simple" xlink:href="https://en.wikipedia.org/wiki/Arthur_Samuel">Arthur Samuel</text:a> defined machine learning as a "Field of study that gives computers the ability to learn without being explicitly programmed"</text:p>
      <text:p text:style-name="Standard"/>
      <text:p text:style-name="P4">For millennia, humans (and other animals) have tried to understand the rules that govern the phenomena that happen around them based on observations. This <text:span text:style-name="T15">knowledge </text:span>allowed for prediction <text:span text:style-name="T15">and inventions that improved their way of living, such as empirical laws in any field of fundamental science and consequently applied science. In the last </text:span><text:span text:style-name="T5">5 </text:span><text:span text:style-name="T15">decades, w</text:span><text:span text:style-name="T5">ith the advent of numerous kinds of sensors and fast electronics </text:span><text:span text:style-name="T6">and large storage capacity</text:span><text:span text:style-name="T15">, observations are becoming more and more detailed and it appears that this way of learning has become more and more necessary in the present.</text:span></text:p>
      <text:p text:style-name="P5">(Bridge )</text:p>
      <text:p text:style-name="P6">Machine Learning is a subfield of computer science that studies and develops algorithms meant to find new structures or rules on which some given experiment/phenomenon is based. </text:p>
      <text:p text:style-name="P3"/>
      <text:p text:style-name="P3"><text:span text:style-name="T1">Arthur Samuel defined machine learning as a "Field of study that gives computers the ability to learn without being explicitly programmed" (</text:span><text:span text:style-name="Citation">Phil Simon (March 18, 2013). Too Big to Ignore: The Business Case for Big Data. Wiley. p.89. ISBN 978-1-118-63817-0.</text:span><text:span text:style-name="Citation"><text:span text:style-name="T13">)</text:span></text:span></text:p>
      <text:p text:style-name="P3"/>
      <text:p text:style-name="P4">In this context, a dataset consists of <text:span text:style-name="T3">m</text:span> points (examples) on a <text:span text:style-name="T3">n</text:span>-dimensional space (input space). <text:span text:style-name="Citation"><text:span text:style-name="T14">If to each input there exists an extra object representing the “true” value that the experiment output, the </text:span></text:span><text:span text:style-name="T2">dataset is said to be </text:span><text:span text:style-name="T4">labeled</text:span><text:span text:style-name="T2"> otherwise it is </text:span><text:span text:style-name="T4">unlabeled</text:span><text:span text:style-name="T2">. </text:span></text:p>
      <text:p text:style-name="P4"/>
      <text:p text:style-name="P4"/>
      <text:p text:style-name="P3"><text:span text:style-name="Citation">These algorithms are fed some dataset that was the input of the experime</text:span><text:span text:style-name="Citation"><text:span text:style-name="T14">nt. </text:span></text:span></text:p>
      <text:p text:style-name="P3"><text:span text:style-name="T2">In labeled datasets, each sample (n-dimensional) has </text:span><text:span text:style-name="T4">attached</text:span><text:span text:style-name="T2"> </text:span><text:span text:style-name="T4"><text:s/></text:span><text:span text:style-name="T9">a “right answer”. With this kind of dataset, the computer </text:span><text:span text:style-name="T12">trains (modifies)</text:span><text:span text:style-name="T9"> its rule/model </text:span><text:span text:style-name="T11">according to</text:span><text:span text:style-name="T9"> some measure of similarity (e.g. Mean-Squared Error) between the </text:span><text:span text:style-name="T11">output of the model under the </text:span><text:span text:style-name="T9">current </text:span><text:span text:style-name="T11">configuration </text:span><text:span text:style-name="T9">and the corresponding labels. These algorithms are called </text:span><text:span text:style-name="T4">supervised learning algorithms</text:span><text:span text:style-name="T9">.</text:span></text:p>
      <text:p text:style-name="P2"><text:span text:style-name="T9">W</text:span><text:span text:style-name="T8">hen using unlabeled datasets, the computer doesn't have a “right answer” to compare its output </text:span><text:span text:style-name="T11">to</text:span><text:span text:style-name="T8"> and thus has to evolve based on some heuristic, such as maximization of </text:span><text:span text:style-name="T10">uncorrelatedness in the case of Principal Component Analysis. </text:span><text:span text:style-name="T11">This kind of algorithms are called </text:span><text:span text:style-name="T7">unsupervised learning algorithms</text:span><text:span text:style-name="T11">.</text:span></text:p>
      <text:p text:style-name="P1"/>
      <text:p text:style-name="P1"/>
      <text:p text:style-name="P9">In machine learning, we feed a (large) number of examples of input <text:span text:style-name="T16">(n-dimensional)</text:span> feature vectors <text:s/><draw:frame draw:style-name="fr1" draw:name="Object1" text:anchor-type="as-char" svg:y="-0.1484in" svg:width="1.0799in" svg:height="0.2098in" draw:z-index="0"><draw:object xlink:href="./Object 5" xlink:type="simple" xlink:show="embed" xlink:actuate="onLoad"/><draw:image xlink:href="./ObjectReplacements/Object 5" xlink:type="simple" xlink:show="embed" xlink:actuate="onLoad"/><svg:desc>formula</svg:desc></draw:frame>and corresponding <text:span text:style-name="T16">(p-dimensional) </text:span>target <text:span text:style-name="T16">(“true”) </text:span>value <draw:frame draw:style-name="fr1" draw:name="Object2" text:anchor-type="as-char" svg:y="-0.1484in" svg:width="1.0953in" svg:height="0.2098in" draw:z-index="1"><draw:object xlink:href="./Object 6" xlink:type="simple" xlink:show="embed" xlink:actuate="onLoad"/><draw:image xlink:href="./ObjectReplacements/Object 6" xlink:type="simple" xlink:show="embed" xlink:actuate="onLoad"/><svg:desc>formula</svg:desc></draw:frame> to the computer and try to find <text:span text:style-name="T8">the</text:span> function <draw:frame draw:style-name="fr1" draw:name="Object3" text:anchor-type="as-char" svg:y="-0.1484in" svg:width="0.1661in" svg:height="0.1839in" draw:z-index="2"><draw:object xlink:href="./Object 7" xlink:type="simple" xlink:show="embed" xlink:actuate="onLoad"/><draw:image xlink:href="./ObjectReplacements/Object 7" xlink:type="simple" xlink:show="embed" xlink:actuate="onLoad"/><svg:desc>formula</svg:desc></draw:frame> that best describe the “true” <text:span text:style-name="T16">(latent) function</text:span>, <text:span text:style-name="T16">such that </text:span><text:span text:style-name="T16"><draw:frame draw:style-name="fr1" draw:name="Object4" text:anchor-type="as-char" svg:y="-0.152in" svg:width="0.6992in" svg:height="0.2134in" draw:z-index="3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16">for each example. If the learning is good enough, the function h may even be a good predictor of the target values of feature vectors it wasn't trained on. </text:span></text:p>
      <text:h text:style-name="Heading_20_2" text:outline-level="2">Linear Regression</text:h>
      <text:p text:style-name="P10">In the context of linear regression, we restrict ourselves to a family of function <draw:frame draw:style-name="fr1" draw:name="Object5" text:anchor-type="as-char" svg:y="-0.2811in" svg:width="1.9717in" svg:height="0.4492in" draw:z-index="4"><draw:object xlink:href="./Object 1" xlink:type="simple" xlink:show="embed" xlink:actuate="onLoad"/><draw:image xlink:href="./ObjectReplacements/Object 1" xlink:type="simple" xlink:show="embed" xlink:actuate="onLoad"/></draw:frame></text:p>
      <text:p text:style-name="P11">where <draw:frame draw:style-name="fr1" draw:name="Object6" text:anchor-type="as-char" svg:y="-0.1201in" svg:width="0.1709in" svg:height="0.1307in" draw:z-index="5"><draw:object xlink:href="./Object 2" xlink:type="simple" xlink:show="embed" xlink:actuate="onLoad"/><draw:image xlink:href="./ObjectReplacements/Object 2" xlink:type="simple" xlink:show="embed" xlink:actuate="onLoad"/></draw:frame>and <draw:frame draw:style-name="fr1" draw:name="Object7" text:anchor-type="as-char" svg:y="-0.1484in" svg:width="0.1673in" svg:height="0.1839in" draw:z-index="6"><draw:object xlink:href="./Object 3" xlink:type="simple" xlink:show="embed" xlink:actuate="onLoad"/><draw:image xlink:href="./ObjectReplacements/Object 3" xlink:type="simple" xlink:show="embed" xlink:actuate="onLoad"/></draw:frame> are the parameters to be learnt</text:p>
      <text:p text:style-name="P8">For example, given a number n of characteristics (feature vector) that describe a house predict the value y of its market price. In this case, the feature vector may comprise the number of division, <text:soft-page-break/>number of stories, width, length, etc. 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tion" style:family="text">
      <style:text-properties fo:font-style="italic" style:font-style-asian="italic" style:font-style-complex="italic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8T14:48:03.876316959</meta:creation-date>
    <dc:date>2016-03-29T17:38:42.999802597</dc:date>
    <meta:editing-duration>PT19H50M37S</meta:editing-duration>
    <meta:editing-cycles>3</meta:editing-cycles>
    <meta:generator>LibreOffice/4.2.8.2$Linux_X86_64 LibreOffice_project/420m0$Build-2</meta:generator>
    <meta:document-statistic meta:table-count="0" meta:image-count="0" meta:object-count="7" meta:page-count="2" meta:paragraph-count="14" meta:word-count="473" meta:character-count="2991" meta:non-whitespace-character-count="2521"/>
  </office:meta>
</office:document-meta>
</file>

<file path=Object 1/content.xml><?xml version="1.0" encoding="utf-8"?>
<math xmlns="http://www.w3.org/1998/Math/MathML" display="block">
  <semantics>
    <mrow>
      <msub>
        <mi>h</mi>
        <mrow>
          <mi mathvariant="normal">θ</mi>
          <mi>,</mi>
          <mi>b</mi>
        </mrow>
      </msub>
      <mrow>
        <mrow>
          <mo fence="true" stretchy="false">(</mo>
          <mrow>
            <mover accent="true">
              <mi>x</mi>
              <mo stretchy="false">⃗</mo>
            </mover>
          </mrow>
          <mo fence="true" stretchy="false">)</mo>
        </mrow>
        <mo stretchy="false">=</mo>
        <mrow>
          <munderover>
            <mo stretchy="false">∑</mo>
            <mrow>
              <mi>j</mi>
              <mo stretchy="false">=</mo>
              <mn>1</mn>
            </mrow>
            <mi>p</mi>
          </munderover>
          <msub>
            <mi mathvariant="normal">θ</mi>
            <mi>j</mi>
          </msub>
        </mrow>
      </mrow>
      <mrow>
        <mrow>
          <msub>
            <mi>x</mi>
            <mi>j</mi>
          </msub>
          <mo stretchy="false">+</mo>
          <mi>b</mi>
        </mrow>
        <mo stretchy="false">=</mo>
        <mrow>
          <mrow>
            <mover accent="true">
              <mi mathvariant="normal">θ</mi>
              <mo stretchy="false">⃗</mo>
            </mover>
            <mo stretchy="false">⋅</mo>
            <mover accent="true">
              <mi>x</mi>
              <mo stretchy="false">⃗</mo>
            </mover>
          </mrow>
          <mo stretchy="false">+</mo>
          <mi>b</mi>
        </mrow>
      </mrow>
    </mrow>
    <annotation encoding="StarMath 5.0">h_{%theta,b} ( vec x ) = sum from{j = 1} to{p} %theta_j x_j + b = vec %theta cdot vec x + b</annotation>
  </semantics>
</math>
</file>

<file path=Object 2/content.xml><?xml version="1.0" encoding="utf-8"?>
<math xmlns="http://www.w3.org/1998/Math/MathML" display="block">
  <semantics>
    <mover accent="true">
      <mi mathvariant="normal">θ</mi>
      <mo stretchy="false">⃗</mo>
    </mover>
    <annotation encoding="StarMath 5.0">vec { %theta}</annotation>
  </semantics>
</math>
</file>

<file path=Object 3/content.xml><?xml version="1.0" encoding="utf-8"?>
<math xmlns="http://www.w3.org/1998/Math/MathML" display="block">
  <semantics>
    <mi>b</mi>
    <annotation encoding="StarMath 5.0">b</annotation>
  </semantics>
</math>
</file>

<file path=Object 5/content.xml><?xml version="1.0" encoding="utf-8"?>
<math xmlns="http://www.w3.org/1998/Math/MathML" display="block">
  <semantics>
    <mrow>
      <mover accent="true">
        <msub>
          <mi>x</mi>
          <mi>i</mi>
        </msub>
        <mo stretchy="false">⃗</mo>
      </mover>
      <mi>,</mi>
      <mrow>
        <mi>i</mi>
        <mo stretchy="false">=</mo>
        <mn>1,2,</mn>
      </mrow>
      <mo stretchy="false">…</mo>
      <mi>,</mi>
      <mi>m</mi>
    </mrow>
    <annotation encoding="StarMath 5.0">vec x_i, i = 1,2, dotslow ,m</annotation>
  </semantics>
</math>
</file>

<file path=Object 6/content.xml><?xml version="1.0" encoding="utf-8"?>
<math xmlns="http://www.w3.org/1998/Math/MathML" display="block">
  <semantics>
    <mrow>
      <mover accent="true">
        <msub>
          <mi>y</mi>
          <mi>i</mi>
        </msub>
        <mo stretchy="false">⃗</mo>
      </mover>
      <mi>,</mi>
      <mrow>
        <mi>i</mi>
        <mo stretchy="false">=</mo>
        <mn>1,2,</mn>
      </mrow>
      <mo stretchy="false">…</mo>
      <mi>,</mi>
      <mi>m</mi>
    </mrow>
    <annotation encoding="StarMath 5.0">vec y_i, i=1,2, dotslow ,m</annotation>
  </semantics>
</math>
</file>

<file path=Object 7/content.xml><?xml version="1.0" encoding="utf-8"?>
<math xmlns="http://www.w3.org/1998/Math/MathML" display="block">
  <semantics>
    <mi>h</mi>
    <annotation encoding="StarMath 5.0">h</annotation>
  </semantics>
</math>
</file>

<file path=Object 8/content.xml><?xml version="1.0" encoding="utf-8"?>
<math xmlns="http://www.w3.org/1998/Math/MathML" display="block">
  <semantics>
    <mrow>
      <mrow>
        <mover accent="true">
          <msub>
            <mi>y</mi>
            <mi>i</mi>
          </msub>
          <mo stretchy="false">⃗</mo>
        </mover>
        <mo stretchy="false">≃</mo>
        <mi>h</mi>
      </mrow>
      <mrow>
        <mo fence="true" stretchy="false">(</mo>
        <mrow>
          <mover accent="true">
            <msub>
              <mi>x</mi>
              <mi>i</mi>
            </msub>
            <mo stretchy="false">⃗</mo>
          </mover>
        </mrow>
        <mo fence="true" stretchy="false">)</mo>
      </mrow>
    </mrow>
    <annotation encoding="StarMath 5.0">vec y_i simeq h (vec x_i)</annotation>
  </semantics>
</math>
</file>